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c0aee" officeooo:paragraph-rsid="001c0aee" style:font-weight-asian="bold" style:font-weight-complex="bold"/>
    </style:style>
    <style:style style:name="P2" style:family="paragraph" style:parent-style-name="Standard">
      <style:text-properties fo:font-weight="normal" officeooo:rsid="001c0aee" officeooo:paragraph-rsid="001c0aee" style:font-weight-asian="normal" style:font-weight-complex="normal"/>
    </style:style>
    <style:style style:name="P3" style:family="paragraph" style:parent-style-name="Standard" style:list-style-name="L1">
      <style:text-properties fo:font-weight="bold" officeooo:rsid="001c0aee" officeooo:paragraph-rsid="001c0aee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>
      <style:text-properties fo:font-weight="bold" officeooo:rsid="001c0aee" officeooo:paragraph-rsid="001c0aee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3">
      <style:text-properties fo:font-weight="bold" officeooo:rsid="001c0aee" officeooo:paragraph-rsid="001c0aee" style:font-weight-asian="bold" style:font-weight-complex="bold"/>
    </style:style>
    <style:style style:name="P8" style:family="paragraph" style:parent-style-name="Standard" style:list-style-name="L4">
      <style:text-properties fo:font-weight="bold" officeooo:rsid="001c0aee" officeooo:paragraph-rsid="001c0aee" style:font-weight-asian="bold" style:font-weight-complex="bold"/>
    </style:style>
    <style:style style:name="P9" style:family="paragraph" style:parent-style-name="Standard" style:list-style-name="L5">
      <style:text-properties fo:font-weight="bold" officeooo:rsid="001ccb13" officeooo:paragraph-rsid="001ccb13" style:font-weight-asian="bold" style:font-weight-complex="bold"/>
    </style:style>
    <style:style style:name="P10" style:family="paragraph" style:parent-style-name="Standard" style:list-style-name="L5">
      <style:text-properties fo:font-weight="normal" officeooo:rsid="001ccb13" officeooo:paragraph-rsid="001ccb13" style:font-weight-asian="normal" style:font-weight-complex="normal"/>
    </style:style>
    <style:style style:name="P11" style:family="paragraph" style:parent-style-name="Standard">
      <style:text-properties fo:font-weight="normal" officeooo:rsid="001ccb13" officeooo:paragraph-rsid="001ccb13" style:font-weight-asian="normal" style:font-weight-complex="normal"/>
    </style:style>
    <style:style style:name="P12" style:family="paragraph" style:parent-style-name="Standard">
      <style:text-properties fo:font-weight="bold" officeooo:rsid="001ccb13" officeooo:paragraph-rsid="001ccb13" style:font-weight-asian="bold" style:font-weight-complex="bold"/>
    </style:style>
    <style:style style:name="P13" style:family="paragraph" style:parent-style-name="Standard" style:list-style-name="L5">
      <style:text-properties fo:font-weight="bold" officeooo:rsid="001d3ca0" officeooo:paragraph-rsid="001d3ca0" style:font-weight-asian="bold" style:font-weight-complex="bold"/>
    </style:style>
    <style:style style:name="P14" style:family="paragraph" style:parent-style-name="Standard" style:list-style-name="L5">
      <style:text-properties fo:font-weight="normal" officeooo:rsid="001d3ca0" officeooo:paragraph-rsid="001d3ca0" style:font-weight-asian="normal" style:font-weight-complex="normal"/>
    </style:style>
    <style:style style:name="P15" style:family="paragraph" style:parent-style-name="Standard">
      <style:text-properties fo:font-weight="normal" officeooo:rsid="001d3ca0" officeooo:paragraph-rsid="001d3ca0" style:font-weight-asian="normal" style:font-weight-complex="normal"/>
    </style:style>
    <style:style style:name="P16" style:family="paragraph" style:parent-style-name="Standard" style:list-style-name="L6">
      <style:text-properties fo:font-weight="bold" officeooo:rsid="001d3ca0" officeooo:paragraph-rsid="001d3ca0" style:font-weight-asian="bold" style:font-weight-complex="bold"/>
    </style:style>
    <style:style style:name="P17" style:family="paragraph" style:parent-style-name="Standard" style:list-style-name="L6">
      <style:text-properties fo:font-weight="normal" officeooo:rsid="001d3ca0" officeooo:paragraph-rsid="001d3c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officeooo:rsid="001c0aee" style:font-weight-asian="bold" style:font-weight-complex="bold"/>
    </style:style>
    <style:style style:name="T4" style:family="text">
      <style:text-properties fo:font-weight="normal" officeooo:rsid="001c0aee" style:font-weight-asian="normal" style:font-weight-complex="normal"/>
    </style:style>
    <style:style style:name="T5" style:family="text">
      <style:text-properties officeooo:rsid="001c0aee"/>
    </style:style>
    <style:style style:name="T6" style:family="text">
      <style:text-properties fo:font-weight="normal" officeooo:rsid="001ccb13" style:font-weight-asian="normal" style:font-weight-complex="normal"/>
    </style:style>
    <style:style style:name="T7" style:family="text">
      <style:text-properties fo:font-weight="normal" officeooo:rsid="001d3ca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artado 1. Identificación de entidades principales</text:p>
      <text:p text:style-name="P1"/>
      <text:p text:style-name="P2">Una <text:span text:style-name="T1">entidad</text:span> es cualquier elemento que tiene datos propios y se identifica de manera <text:span text:style-name="T1">única</text:span> en la BBDD. Las más claras son:</text:p>
      <text:p text:style-name="P2"/>
      <text:list text:style-name="L1">
        <text:list-item>
          <text:p text:style-name="P3">Usuario:<text:span text:style-name="T2"> Representa a los vecinos, moderadores y administradores.</text:span></text:p>
        </text:list-item>
        <text:list-item>
          <text:p text:style-name="P3">Noticias: <text:span text:style-name="T2">Publicaciones informativas.</text:span></text:p>
        </text:list-item>
        <text:list-item>
          <text:p text:style-name="P3">Eventos:<text:span text:style-name="T2"> Registro de actividades de la comunidad.</text:span></text:p>
        </text:list-item>
        <text:list-item>
          <text:p text:style-name="P3">Foro:<text:span text:style-name="T2"> Un espacio de discusión general.</text:span></text:p>
        </text:list-item>
        <text:list-item>
          <text:p text:style-name="P4"><text:span text:style-name="T3">Hilo: </text:span><text:span text:style-name="T4">Un tema dentro del foro.</text:span></text:p>
        </text:list-item>
        <text:list-item>
          <text:p text:style-name="P3">Respuesta:<text:span text:style-name="T2"> Comentario dentro de un hilo.</text:span></text:p>
        </text:list-item>
        <text:list-item>
          <text:p text:style-name="P3">Votación: <text:span text:style-name="T2">Representa una decisión a tomar.</text:span></text:p>
        </text:list-item>
        <text:list-item>
          <text:p text:style-name="P3">Voto: <text:span text:style-name="T2">Cada voto emitido.</text:span></text:p>
        </text:list-item>
        <text:list-item>
          <text:p text:style-name="P3">Incidencia: <text:span text:style-name="T2">Reportes de problemas.</text:span></text:p>
        </text:list-item>
        <text:list-item>
          <text:p text:style-name="P3">Reserva de Zona Común: <text:span text:style-name="T2">Reservas de espacios comunitarios.</text:span></text:p>
        </text:list-item>
        <text:list-item>
          <text:p text:style-name="P3">Baneo: <text:span text:style-name="T2">Restricciones a usuarios en el foro.</text:span></text:p>
        </text:list-item>
      </text:list>
      <text:p text:style-name="P1"><text:span text:style-name="T2"/></text:p>
      <text:p text:style-name="P1">Apartado 2: Identificar relaciones</text:p>
      <text:p text:style-name="P1"/>
      <text:list text:style-name="L2">
        <text:list-item>
          <text:p text:style-name="P5">Usuario → <text:span text:style-name="T2">puede crear Noticias, Eventos, Hilos, Respuestas, Votaciones e Incidencias.</text:span></text:p>
        </text:list-item>
        <text:list-item>
          <text:p text:style-name="P5">Noticias → <text:span text:style-name="T2">pueden ser </text:span>destacadas, <text:span text:style-name="T2">por lo que hay una relación con la entidad </text:span>Destacados.</text:p>
        </text:list-item>
        <text:list-item>
          <text:p text:style-name="P5">Foro → <text:span text:style-name="T2">contiene </text:span>Hilos<text:span text:style-name="T2">.</text:span></text:p>
        </text:list-item>
        <text:list-item>
          <text:p text:style-name="P6"><text:span text:style-name="T3">Hilo → </text:span><text:span text:style-name="T5">contiene </text:span><text:span text:style-name="T3">Respuestas.</text:span></text:p>
        </text:list-item>
        <text:list-item>
          <text:p text:style-name="P5">Usuario → <text:span text:style-name="T2">puede </text:span>votar<text:span text:style-name="T2"> en una Votación (relación con </text:span>Voto<text:span text:style-name="T2">).</text:span></text:p>
        </text:list-item>
        <text:list-item>
          <text:p text:style-name="P5">Usuario → <text:span text:style-name="T2">puede </text:span>hacer una reserva <text:span text:style-name="T2">de zona común (relación con </text:span>Reserva de Zona Común).</text:p>
        </text:list-item>
        <text:list-item>
          <text:p text:style-name="P5">Usuario → <text:span text:style-name="T2">puede ser </text:span>baneado <text:span text:style-name="T2">(relación con </text:span>Baneo<text:span text:style-name="T2">).</text:span></text:p>
        </text:list-item>
        <text:list-item>
          <text:p text:style-name="P6"><text:span text:style-name="T3">Usuario → </text:span><text:span text:style-name="T4">puede </text:span><text:span text:style-name="T3">reportar incidencias </text:span><text:span text:style-name="T4">en la comunidad (relación con </text:span><text:span text:style-name="T3">Incidencia</text:span><text:span text:style-name="T5">).</text:span></text:p>
        </text:list-item>
      </text:list>
      <text:p text:style-name="Standard"/>
      <text:p text:style-name="P1">Apartado 3: Normalización y posibles mejoras</text:p>
      <text:p text:style-name="P1"/>
      <text:list text:style-name="L3">
        <text:list-item>
          <text:p text:style-name="P7">Login <text:span text:style-name="T2">no es una identidad INDEPENDIENTE, ya que se asocia directamente a </text:span>Usuario <text:span text:style-name="T2">(usuario tiene credenciales).</text:span></text:p>
        </text:list-item>
        <text:list-item>
          <text:p text:style-name="P7">Destacados<text:span text:style-name="T2"> podría ser solo un atributo dentro de </text:span>Noticias<text:span text:style-name="T2"> en lugar de una entidad separada (i.e. un campo booleano es_destacada).</text:span></text:p>
        </text:list-item>
        <text:list-item>
          <text:p text:style-name="P7">Permisos <text:span text:style-name="T2">no es esencial, ya que los roles pueden ser un atributo dentro de </text:span>Usuario<text:span text:style-name="T2">.</text:span></text:p>
        </text:list-item>
      </text:list>
      <text:p text:style-name="P1"><text:span text:style-name="T2"/></text:p>
      <text:p text:style-name="P1">Apartado 4: Diseño del diagrama E/R formato texto</text:p>
      <text:p text:style-name="P1"/>
      <text:list text:style-name="L4">
        <text:list-item>
          <text:p text:style-name="P8">Entidad: Usuario</text:p>
          <text:p text:style-name="P8">- <text:span text:style-name="T2">id_usuario (PK)</text:span></text:p>
          <text:p text:style-name="P8"><text:span text:style-name="T2">- </text:span><text:span text:style-name="T6">nombre_completo</text:span></text:p>
        </text:list-item>
      </text:list>
      <text:p text:style-name="P1"><text:span text:style-name="T6"><text:tab/>- email</text:span></text:p>
      <text:p text:style-name="P1"><text:span text:style-name="T6"><text:tab/>- contraseña</text:span></text:p>
      <text:p text:style-name="P1"><text:span text:style-name="T6"><text:tab/>- rol (vecino, moderador, admin)</text:span></text:p>
      <text:p text:style-name="P1"><text:span text:style-name="T6"/></text:p>
      <text:list text:style-name="L5">
        <text:list-item>
          <text:p text:style-name="P9">Entidad: Noticias</text:p>
          <text:p text:style-name="P10">- id_noticia (PK)</text:p>
          <text:p text:style-name="P10">- título</text:p>
          <text:p text:style-name="P10">- contenido</text:p>
          <text:p text:style-name="P10">- fecha</text:p>
          <text:p text:style-name="P10">- es_destacada (boolean)</text:p>
        </text:list-item>
      </text:list>
      <text:p text:style-name="P11"><text:soft-page-break/></text:p>
      <text:list text:continue-numbering="true" text:style-name="L5">
        <text:list-item>
          <text:p text:style-name="P9">Entidad: Eventos</text:p>
          <text:p text:style-name="P9">- <text:span text:style-name="T2">id_evento (PK)</text:span></text:p>
          <text:p text:style-name="P9"><text:span text:style-name="T2">- título</text:span></text:p>
          <text:p text:style-name="P9"><text:span text:style-name="T2">- descripción</text:span></text:p>
          <text:p text:style-name="P9"><text:span text:style-name="T2">- fecha</text:span></text:p>
          <text:p text:style-name="P9"><text:span text:style-name="T2">- id_usuario (FK) → usuario</text:span></text:p>
        </text:list-item>
      </text:list>
      <text:p text:style-name="P12"><text:span text:style-name="T2"/></text:p>
      <text:list text:continue-numbering="true" text:style-name="L5">
        <text:list-item>
          <text:p text:style-name="P9">Entidad: Foro</text:p>
          <text:p text:style-name="P10">- id_foro (PK)</text:p>
          <text:p text:style-name="P10">- nombre</text:p>
        </text:list-item>
      </text:list>
      <text:p text:style-name="P11"/>
      <text:list text:continue-numbering="true" text:style-name="L5">
        <text:list-item>
          <text:p text:style-name="P9">Entidad: Hilo</text:p>
          <text:p text:style-name="P10">- id_hilo (PK)</text:p>
          <text:p text:style-name="P10">- título</text:p>
          <text:p text:style-name="P10">- id_foro (FK) → Foro</text:p>
          <text:p text:style-name="P10">- id_usuario (FK) → Usuario</text:p>
          <text:p text:style-name="P10">- fecha_creación</text:p>
        </text:list-item>
      </text:list>
      <text:p text:style-name="P11"/>
      <text:list text:continue-numbering="true" text:style-name="L5">
        <text:list-item>
          <text:p text:style-name="P9">Entidad: Respuesta</text:p>
          <text:p text:style-name="P10">- id_respuesta (PK)</text:p>
          <text:p text:style-name="P10">- contenido</text:p>
          <text:p text:style-name="P10">- id_hilo (FK) → Hilo</text:p>
          <text:p text:style-name="P10">- id_usuario (FK) → Usuario</text:p>
          <text:p text:style-name="P10">- fecha</text:p>
        </text:list-item>
      </text:list>
      <text:p text:style-name="P11"/>
      <text:list text:continue-numbering="true" text:style-name="L5">
        <text:list-item>
          <text:p text:style-name="P9">Entidad: Votación</text:p>
          <text:p text:style-name="P10">- id_votacion (PK)</text:p>
          <text:p text:style-name="P10">- descripción</text:p>
          <text:p text:style-name="P10">- fecha_inicio</text:p>
          <text:p text:style-name="P10">- fecha_fin</text:p>
          <text:p text:style-name="P10">- id_usuario (FK) → Usuario (creador)</text:p>
        </text:list-item>
      </text:list>
      <text:p text:style-name="P11"/>
      <text:list text:continue-numbering="true" text:style-name="L5">
        <text:list-item>
          <text:p text:style-name="P9">Entidad: Voto</text:p>
          <text:p text:style-name="P9"><text:span text:style-name="T2">- </text:span><text:span text:style-name="T7">id_voto (PK)</text:span></text:p>
          <text:p text:style-name="P9"><text:span text:style-name="T7">- id_votacion (FK) → Votación</text:span></text:p>
          <text:p text:style-name="P9"><text:span text:style-name="T7">- id_usuario (FK) → Usuario</text:span></text:p>
          <text:p text:style-name="P9"><text:span text:style-name="T7">- opcion (Si/No u otra opción)</text:span></text:p>
        </text:list-item>
      </text:list>
      <text:p text:style-name="P12"><text:span text:style-name="T7"/></text:p>
      <text:list text:continue-numbering="true" text:style-name="L5">
        <text:list-item>
          <text:p text:style-name="P13">Entidad: Incidencia</text:p>
          <text:p text:style-name="P14">- id_incidencia (PK)</text:p>
          <text:p text:style-name="P14">- descripcion</text:p>
          <text:p text:style-name="P14">- estado (pendiente, en proceso, resuelta)</text:p>
          <text:p text:style-name="P14">- id_usuario (FK) → usuario</text:p>
        </text:list-item>
      </text:list>
      <text:p text:style-name="P15"><text:tab/>- fecha_reporte</text:p>
      <text:p text:style-name="P15"/>
      <text:list text:style-name="L6">
        <text:list-item>
          <text:p text:style-name="P16">Entidad: Reserva de Zona Común</text:p>
          <text:p text:style-name="P17">- id_reserva (PK)</text:p>
          <text:p text:style-name="P17">- id_usuario (FK) → Usuario</text:p>
          <text:p text:style-name="P17">- fecha_reserva</text:p>
          <text:p text:style-name="P17">- zona</text:p>
        </text:list-item>
      </text:list>
      <text:p text:style-name="P15"/>
      <text:list text:continue-numbering="true" text:style-name="L6">
        <text:list-item>
          <text:p text:style-name="P16"><text:soft-page-break/>Entidad: Baneo</text:p>
          <text:p text:style-name="P17">- id_baneo (PK)</text:p>
          <text:p text:style-name="P17">- id_usuario (FK) → Usuario</text:p>
          <text:p text:style-name="P17">- motivo</text:p>
          <text:p text:style-name="P17">- fecha_inicio</text:p>
          <text:p text:style-name="P17">- fecha_f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8:06:40.376000000</meta:creation-date>
    <dc:date>2025-03-26T18:33:06.953000000</dc:date>
    <meta:editing-duration>PT4M20S</meta:editing-duration>
    <meta:editing-cycles>1</meta:editing-cycles>
    <meta:document-statistic meta:table-count="0" meta:image-count="0" meta:object-count="0" meta:page-count="3" meta:paragraph-count="88" meta:word-count="501" meta:character-count="2716" meta:non-whitespace-character-count="2378"/>
    <meta:generator>LibreOffice/24.8.5.2$Windows_X86_64 LibreOffice_project/fddf2685c70b461e7832239a0162a77216259f22</meta:generator>
  </office:meta>
</office:document-meta>
</file>